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62cm" style:rel-column-width="12962*"/>
    </style:style>
    <style:style style:name="Table1.B" style:family="table-column">
      <style:table-column-properties style:column-width="13.637cm" style:rel-column-width="525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item.description">item</text:text-input></text:p>
          </table:table-cell>
          <table:table-cell table:style-name="Table1.B1" office:value-type="string">
            <text:p text:style-name="Table_20_Contents"><text:text-input text:description="item.value">99</text:text-input><text:script script:language="JOOScript">@table:table-row
[#assign total = 0]
[#list items as item]
  [#if (item.cond1=='yes' &amp;&amp; item.cond2=='yes')]
    [#assign total = total + item.value]
  [/#if]
@/table:table-row
[/#list]
</text:script>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string">
            <text:p text:style-name="P1"><text:text-input text:description="total">99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irko Nasato</meta:initial-creator>
    <meta:creation-date>2006-07-20T18:40:33</meta:creation-date>
    <dc:creator>Teddy Liang</dc:creator>
    <dc:date>2009-07-05T21:47:54.59</dc:date>
    <dc:language>en-GB</dc:language>
    <meta:editing-cycles>20</meta:editing-cycles>
    <meta:editing-duration>PT01H38M34S</meta:editing-duration>
    <meta:document-statistic meta:table-count="1" meta:image-count="0" meta:object-count="0" meta:page-count="1" meta:paragraph-count="4" meta:word-count="4" meta:character-count="14"/>
    <meta:user-defined meta:name="Info 1"/>
    <meta:user-defined meta:name="Info 2"/>
    <meta:user-defined meta:name="Info 3"/>
    <meta:user-defined meta:name="Info 4"/>
  </office:meta>
</office:document-meta>
</file>